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8pt" style:font-size-asian="15.75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font-size="18pt" fo:language="es" fo:country="ES" style:font-size-asian="15.75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fo:font-size="18pt" fo:language="pl" fo:country="PL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yo</text:p>
          </table:table-cell>
          <table:table-cell table:style-name="Table1.A1" office:value-type="string">
            <text:p text:style-name="P3">voy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nosotros</text:p>
            <text:p text:style-name="P3">nosotras</text:p>
          </table:table-cell>
          <table:table-cell table:style-name="Table1.E1" office:value-type="string">
            <text:p text:style-name="P3">vamos</text:p>
          </table:table-cell>
        </table:table-row>
        <table:table-row>
          <table:table-cell table:style-name="Table1.A2" office:value-type="string">
            <text:p text:style-name="P4">tu</text:p>
          </table:table-cell>
          <table:table-cell table:style-name="Table1.A2" office:value-type="string">
            <text:p text:style-name="P2">vas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vosotros</text:p>
            <text:p text:style-name="P2">vosotras</text:p>
          </table:table-cell>
          <table:table-cell table:style-name="Table1.E2" office:value-type="string">
            <text:p text:style-name="P2">vais</text:p>
          </table:table-cell>
        </table:table-row>
        <table:table-row>
          <table:table-cell table:style-name="Table1.A2" office:value-type="string">
            <text:p text:style-name="P2">Ud.</text:p>
            <text:p text:style-name="P2">el</text:p>
            <text:p text:style-name="P2">ella</text:p>
          </table:table-cell>
          <table:table-cell table:style-name="Table1.A2" office:value-type="string">
            <text:p text:style-name="P2"/>
            <text:p text:style-name="P2">va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Uds.</text:p>
            <text:p text:style-name="P2">ellos</text:p>
            <text:p text:style-name="P2">ellas</text:p>
          </table:table-cell>
          <table:table-cell table:style-name="Table1.E2" office:value-type="string">
            <text:p text:style-name="P2"/>
            <text:p text:style-name="P2">va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10:44:05.11</meta:creation-date>
    <dc:date>2012-09-03T10:51:49.09</dc:date>
    <meta:editing-duration>P0D</meta:editing-duration>
    <meta:editing-cycles>1</meta:editing-cycles>
    <meta:document-statistic meta:table-count="1" meta:image-count="0" meta:object-count="0" meta:page-count="1" meta:paragraph-count="19" meta:word-count="19" meta:character-count="81" meta:non-whitespace-character-count="81"/>
    <meta:generator>LibreOffice/3.5$Windows_x86 LibreOffice_project/165a79a-7059095-e13bb37-fef39a4-9503d18</meta:generator>
  </office:meta>
</office:document-meta>
</file>